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officeooo:rsid="00008499" officeooo:paragraph-rsid="00008499" style:font-size-asian="9.60000038146973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rsid="00008499" officeooo:paragraph-rsid="00008499" style:font-size-asian="9.60000038146973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9pt" officeooo:rsid="00008499" officeooo:paragraph-rsid="00008499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fo:font-size="9pt" officeooo:rsid="00008499" officeooo:paragraph-rsid="0002adab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fo:font-size="9pt" officeooo:rsid="00008499" officeooo:paragraph-rsid="0003e3a0" style:font-size-asian="9pt" style:font-size-complex="9pt"/>
    </style:style>
    <style:style style:name="P6" style:family="paragraph" style:parent-style-name="Standard">
      <style:paragraph-properties fo:text-align="justify" style:justify-single-word="false"/>
      <style:text-properties fo:font-size="9pt" officeooo:rsid="00008499" officeooo:paragraph-rsid="000501dd" style:font-size-asian="9pt" style:font-size-complex="9pt"/>
    </style:style>
    <style:style style:name="P7" style:family="paragraph" style:parent-style-name="Standard">
      <style:paragraph-properties fo:text-align="justify" style:justify-single-word="false"/>
      <style:text-properties fo:font-size="9pt" officeooo:rsid="0005e824" officeooo:paragraph-rsid="0005e824" style:font-size-asian="9pt" style:font-size-complex="9pt"/>
    </style:style>
    <style:style style:name="P8" style:family="paragraph" style:parent-style-name="Standard">
      <style:paragraph-properties fo:text-align="justify" style:justify-single-word="false"/>
      <style:text-properties fo:font-size="9pt" officeooo:rsid="000b6ada" officeooo:paragraph-rsid="000ca282" style:font-size-asian="7.84999990463257pt" style:font-size-complex="9pt"/>
    </style:style>
    <style:style style:name="P9" style:family="paragraph" style:parent-style-name="Standard">
      <style:paragraph-properties fo:text-align="justify" style:justify-single-word="false"/>
      <style:text-properties fo:font-size="9pt" officeooo:rsid="000e44c9" officeooo:paragraph-rsid="000e44c9" style:font-size-asian="7.84999990463257pt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13pt" officeooo:rsid="00008499" officeooo:paragraph-rsid="00008499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13pt" officeooo:rsid="000b6ada" officeooo:paragraph-rsid="000b6ada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0b6ada" officeooo:paragraph-rsid="000ca282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erif1" fo:font-size="13pt" officeooo:rsid="0005e824" officeooo:paragraph-rsid="0005e824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style:font-name="Liberation Serif1" fo:font-size="13pt" officeooo:rsid="000b6ada" officeooo:paragraph-rsid="000b6ada" style:font-size-asian="13pt" style:font-size-complex="13pt"/>
    </style:style>
    <style:style style:name="P15" style:family="paragraph" style:parent-style-name="Standard">
      <style:paragraph-properties fo:text-align="center" style:justify-single-word="false"/>
      <style:text-properties style:font-name="Liberation Serif1" fo:font-size="13pt" officeooo:rsid="000f502d" officeooo:paragraph-rsid="001996bb" style:font-size-asian="13pt" style:font-size-complex="13pt"/>
    </style:style>
    <style:style style:name="P16" style:family="paragraph" style:parent-style-name="Standard">
      <style:paragraph-properties fo:text-align="justify" style:justify-single-word="false"/>
      <style:text-properties style:font-name="Liberation Serif1" fo:font-size="13pt" officeooo:rsid="000f502d" officeooo:paragraph-rsid="001996bb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style:font-name="Liberation Serif1" fo:font-size="9pt" officeooo:rsid="0005e824" officeooo:paragraph-rsid="0005e824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style:font-name="Liberation Serif1" fo:font-size="9pt" officeooo:rsid="000ca282" officeooo:paragraph-rsid="000ca282" style:font-size-asian="7.84999990463257pt" style:font-size-complex="9pt"/>
    </style:style>
    <style:style style:name="P19" style:family="paragraph" style:parent-style-name="Standard">
      <style:paragraph-properties fo:text-align="justify" style:justify-single-word="false"/>
      <style:text-properties style:font-name="Liberation Serif1" fo:font-size="9pt" officeooo:rsid="000e44c9" officeooo:paragraph-rsid="000e44c9" style:font-size-asian="7.84999990463257pt" style:font-size-complex="9pt"/>
    </style:style>
    <style:style style:name="P20" style:family="paragraph" style:parent-style-name="Standard">
      <style:paragraph-properties fo:text-align="justify" style:justify-single-word="false"/>
      <style:text-properties style:font-name="Liberation Serif1" fo:font-size="9pt" officeooo:rsid="000e701a" officeooo:paragraph-rsid="000e701a" style:font-size-asian="7.84999990463257pt" style:font-size-complex="9pt"/>
    </style:style>
    <style:style style:name="P21" style:family="paragraph" style:parent-style-name="Standard">
      <style:paragraph-properties fo:text-align="justify" style:justify-single-word="false"/>
      <style:text-properties style:font-name="Liberation Serif1" fo:font-size="9pt" officeooo:rsid="000f502d" officeooo:paragraph-rsid="000f502d" style:font-size-asian="7.84999990463257pt" style:font-size-complex="9pt"/>
    </style:style>
    <style:style style:name="P22" style:family="paragraph" style:parent-style-name="Standard">
      <style:paragraph-properties fo:text-align="justify" style:justify-single-word="false"/>
      <style:text-properties style:font-name="Liberation Serif1" fo:font-size="9pt" officeooo:rsid="000f502d" officeooo:paragraph-rsid="001290b0" style:font-size-asian="7.84999990463257pt" style:font-size-complex="9pt"/>
    </style:style>
    <style:style style:name="P23" style:family="paragraph" style:parent-style-name="Standard">
      <style:paragraph-properties fo:text-align="justify" style:justify-single-word="false"/>
      <style:text-properties style:font-name="Liberation Serif1" fo:font-size="9pt" officeooo:rsid="000f502d" officeooo:paragraph-rsid="001b668c" style:font-size-asian="7.84999990463257pt" style:font-size-complex="9pt"/>
    </style:style>
    <style:style style:name="P24" style:family="paragraph" style:parent-style-name="Standard">
      <style:paragraph-properties fo:text-align="justify" style:justify-single-word="false"/>
      <style:text-properties style:font-name="Liberation Serif1" fo:font-size="9pt" officeooo:rsid="000f502d" officeooo:paragraph-rsid="0024ef51" style:font-size-asian="7.84999990463257pt" style:font-size-complex="9pt"/>
    </style:style>
    <style:style style:name="P25" style:family="paragraph" style:parent-style-name="Standard">
      <style:paragraph-properties fo:text-align="justify" style:justify-single-word="false"/>
      <style:text-properties style:font-name="Liberation Serif1" fo:font-size="9pt" officeooo:rsid="0018d27c" officeooo:paragraph-rsid="0018d27c" style:font-size-asian="7.84999990463257pt" style:font-size-complex="9pt"/>
    </style:style>
    <style:style style:name="P26" style:family="paragraph" style:parent-style-name="Standard">
      <style:paragraph-properties fo:text-align="justify" style:justify-single-word="false"/>
      <style:text-properties style:font-name="Liberation Serif1" fo:font-size="9pt" officeooo:rsid="001996bb" officeooo:paragraph-rsid="001996bb" style:font-size-asian="7.84999990463257pt" style:font-size-complex="9pt"/>
    </style:style>
    <style:style style:name="P27" style:family="paragraph" style:parent-style-name="Standard">
      <style:paragraph-properties fo:text-align="justify" style:justify-single-word="false"/>
      <style:text-properties style:font-name="Liberation Serif1" fo:font-size="9pt" officeooo:rsid="001e0f63" officeooo:paragraph-rsid="001e0f63" style:font-size-asian="7.84999990463257pt" style:font-size-complex="9pt"/>
    </style:style>
    <style:style style:name="P28" style:family="paragraph" style:parent-style-name="Standard">
      <style:paragraph-properties fo:text-align="justify" style:justify-single-word="false"/>
      <style:text-properties style:font-name="Liberation Serif1" fo:font-size="9pt" officeooo:rsid="001e0f63" officeooo:paragraph-rsid="0024ef51" style:font-size-asian="7.84999990463257pt" style:font-size-complex="9pt"/>
    </style:style>
    <style:style style:name="P29" style:family="paragraph" style:parent-style-name="Standard">
      <style:paragraph-properties fo:text-align="justify" style:justify-single-word="false"/>
      <style:text-properties style:font-name="Liberation Serif1" fo:font-size="9pt" officeooo:rsid="0024ef51" officeooo:paragraph-rsid="0024ef51" style:font-size-asian="7.84999990463257pt" style:font-size-complex="9pt"/>
    </style:style>
    <style:style style:name="P30" style:family="paragraph" style:parent-style-name="Standard">
      <style:paragraph-properties fo:text-align="justify" style:justify-single-word="false"/>
      <style:text-properties style:font-name="Liberation Serif1" fo:font-size="9pt" officeooo:rsid="00253825" officeooo:paragraph-rsid="00253825" style:font-size-asian="7.84999990463257pt" style:font-size-complex="9pt"/>
    </style:style>
    <style:style style:name="P31" style:family="paragraph" style:parent-style-name="Standard">
      <style:paragraph-properties fo:text-align="justify" style:justify-single-word="false"/>
      <style:text-properties style:font-name="Liberation Serif1" fo:font-size="9pt" officeooo:rsid="0025802a" officeooo:paragraph-rsid="0025802a" style:font-size-asian="7.84999990463257pt" style:font-size-complex="9pt"/>
    </style:style>
    <style:style style:name="P32" style:family="paragraph" style:parent-style-name="Standard">
      <style:paragraph-properties fo:text-align="justify" style:justify-single-word="false"/>
      <style:text-properties style:font-name="Liberation Serif1" fo:font-size="9pt" officeooo:rsid="0019e281" officeooo:paragraph-rsid="001996bb" style:font-size-asian="7.84999990463257pt" style:font-size-complex="9pt"/>
    </style:style>
    <style:style style:name="P33" style:family="paragraph" style:parent-style-name="Standard">
      <style:paragraph-properties fo:text-align="center" style:justify-single-word="false"/>
      <style:text-properties style:font-name="Liberation Serif1" fo:font-size="12pt" officeooo:rsid="000f502d" officeooo:paragraph-rsid="000f502d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erif1" fo:font-size="11pt" officeooo:rsid="000f502d" officeooo:paragraph-rsid="000f502d" style:font-size-asian="11pt" style:font-size-complex="11pt"/>
    </style:style>
    <style:style style:name="P35" style:family="paragraph" style:parent-style-name="Standard">
      <style:paragraph-properties fo:text-align="center" style:justify-single-word="false"/>
      <style:text-properties style:font-name="Liberation Serif1" fo:font-size="11pt" officeooo:rsid="000f502d" officeooo:paragraph-rsid="0016b932" style:font-size-asian="11pt" style:font-size-complex="11pt"/>
    </style:style>
    <style:style style:name="P36" style:family="paragraph" style:parent-style-name="Standard">
      <style:paragraph-properties fo:text-align="center" style:justify-single-word="false"/>
      <style:text-properties style:font-name="Liberation Serif1" fo:font-size="11pt" officeooo:rsid="000f502d" officeooo:paragraph-rsid="001996bb" style:font-size-asian="11pt" style:font-size-complex="11pt"/>
    </style:style>
    <style:style style:name="P37" style:family="paragraph" style:parent-style-name="Standard">
      <style:paragraph-properties fo:text-align="center" style:justify-single-word="false"/>
      <style:text-properties style:font-name="Liberation Serif1" fo:font-size="11pt" officeooo:rsid="000f502d" officeooo:paragraph-rsid="001b668c" style:font-size-asian="11pt" style:font-size-complex="11pt"/>
    </style:style>
    <style:style style:name="P38" style:family="paragraph" style:parent-style-name="Standard">
      <style:paragraph-properties fo:text-align="center" style:justify-single-word="false"/>
      <style:text-properties style:font-name="Liberation Serif1" fo:font-size="11pt" officeooo:rsid="000f502d" officeooo:paragraph-rsid="0024ef51" style:font-size-asian="11pt" style:font-size-complex="11pt"/>
    </style:style>
    <style:style style:name="P39" style:family="paragraph" style:parent-style-name="Standard">
      <style:paragraph-properties fo:text-align="center" style:justify-single-word="false"/>
      <style:text-properties style:font-name="Liberation Serif1" fo:font-size="11pt" officeooo:rsid="001996bb" officeooo:paragraph-rsid="001e0f63" style:font-size-asian="11pt" style:font-size-complex="11pt"/>
    </style:style>
    <style:style style:name="P40" style:family="paragraph" style:parent-style-name="Standard">
      <style:paragraph-properties fo:text-align="center" style:justify-single-word="false"/>
      <style:text-properties style:font-name="Liberation Serif1" fo:font-size="11pt" officeooo:rsid="00253825" officeooo:paragraph-rsid="00253825" style:font-size-asian="11pt" style:font-size-complex="11pt"/>
    </style:style>
    <style:style style:name="P41" style:family="paragraph" style:parent-style-name="Standard">
      <style:paragraph-properties fo:text-align="center" style:justify-single-word="false"/>
      <style:text-properties style:font-name="Liberation Serif1" fo:font-size="11pt" officeooo:rsid="00253825" officeooo:paragraph-rsid="0025802a" style:font-size-asian="11pt" style:font-size-complex="11pt"/>
    </style:style>
    <style:style style:name="P42" style:family="paragraph" style:parent-style-name="Standard">
      <style:paragraph-properties fo:text-align="justify" style:justify-single-word="false"/>
      <style:text-properties style:font-name="Courier New" fo:font-size="9pt" officeooo:rsid="0025802a" officeooo:paragraph-rsid="0028b0da" style:font-size-asian="7.84999990463257pt" style:font-size-complex="9pt"/>
    </style:style>
    <style:style style:name="P43" style:family="paragraph" style:parent-style-name="Standard">
      <style:paragraph-properties fo:text-align="justify" style:justify-single-word="false"/>
      <style:text-properties style:font-name="Courier New" fo:font-size="9pt" officeooo:rsid="0025802a" officeooo:paragraph-rsid="00284af1" style:font-size-asian="7.84999990463257pt" style:font-size-complex="9pt"/>
    </style:style>
    <style:style style:name="P44" style:family="paragraph" style:parent-style-name="Standard">
      <style:paragraph-properties fo:text-align="justify" style:justify-single-word="false"/>
      <style:text-properties style:font-name="Courier New" fo:font-size="9pt" officeooo:rsid="0025802a" officeooo:paragraph-rsid="0025802a" style:font-size-asian="7.84999990463257pt" style:font-size-complex="9pt"/>
    </style:style>
    <style:style style:name="P45" style:family="paragraph" style:parent-style-name="Standard">
      <style:paragraph-properties fo:text-align="justify" style:justify-single-word="false"/>
      <style:text-properties style:font-name="Courier New" fo:font-size="9pt" officeooo:rsid="0025802a" officeooo:paragraph-rsid="0028e1e8" style:font-size-asian="7.84999990463257pt" style:font-size-complex="9pt"/>
    </style:style>
    <style:style style:name="P46" style:family="paragraph" style:parent-style-name="Standard">
      <style:paragraph-properties fo:text-align="justify" style:justify-single-word="false"/>
      <style:text-properties style:font-name="Courier New" fo:font-size="9pt" officeooo:rsid="0025802a" officeooo:paragraph-rsid="0029312e" style:font-size-asian="7.84999990463257pt" style:font-size-complex="9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5802a" officeooo:paragraph-rsid="0025802a" style:font-size-asian="7.84999990463257pt" style:font-size-complex="9pt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5802a" officeooo:paragraph-rsid="00276814" style:font-size-asian="7.84999990463257pt" style:font-size-complex="9pt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76814" officeooo:paragraph-rsid="00276814" style:font-size-asian="7.84999990463257pt" style:font-size-complex="9pt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76814" officeooo:paragraph-rsid="0028b0da" style:font-size-asian="7.84999990463257pt" style:font-size-complex="9pt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84af1" officeooo:paragraph-rsid="00284af1" style:font-size-asian="7.84999990463257pt" style:font-size-complex="9pt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84af1" officeooo:paragraph-rsid="0028b0da" style:font-size-asian="7.84999990463257pt" style:font-size-complex="9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84af1" officeooo:paragraph-rsid="0028e1e8" style:font-size-asian="7.84999990463257pt" style:font-size-complex="9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8b0da" officeooo:paragraph-rsid="0028b0da" style:font-size-asian="7.84999990463257pt" style:font-size-complex="9pt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8b0da" officeooo:paragraph-rsid="0028e1e8" style:font-size-asian="7.84999990463257pt" style:font-size-complex="9pt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8e1e8" officeooo:paragraph-rsid="0028e1e8" style:font-size-asian="7.84999990463257pt" style:font-size-complex="9pt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1pt" officeooo:rsid="000f502d" officeooo:paragraph-rsid="0029312e" style:font-size-asian="11pt" style:font-size-complex="11pt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1pt" officeooo:rsid="00253825" officeooo:paragraph-rsid="0028b0da" style:font-size-asian="11pt" style:font-size-complex="11pt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1pt" officeooo:rsid="00253825" officeooo:paragraph-rsid="0028e1e8" style:font-size-asian="11pt" style:font-size-complex="11pt"/>
    </style:style>
    <style:style style:name="P6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1pt" officeooo:rsid="00253825" officeooo:paragraph-rsid="0029312e" style:font-size-asian="11pt" style:font-size-complex="11pt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1pt" officeooo:rsid="00253825" officeooo:paragraph-rsid="002b03d2" style:font-size-asian="11pt" style:font-size-complex="11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4af1" officeooo:paragraph-rsid="0028b0da" style:font-size-asian="7.84999990463257pt" style:font-size-complex="9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4af1" officeooo:paragraph-rsid="00284af1" style:font-size-asian="7.84999990463257pt" style:font-size-complex="9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4af1" officeooo:paragraph-rsid="0028e1e8" style:font-size-asian="7.84999990463257pt" style:font-size-complex="9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4af1" officeooo:paragraph-rsid="0029312e" style:font-size-asian="7.84999990463257pt" style:font-size-complex="9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b0da" officeooo:paragraph-rsid="0028b0da" style:font-size-asian="7.84999990463257pt" style:font-size-complex="9pt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b0da" officeooo:paragraph-rsid="0028e1e8" style:font-size-asian="7.84999990463257pt" style:font-size-complex="9pt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e1e8" officeooo:paragraph-rsid="0028e1e8" style:font-size-asian="7.84999990463257pt" style:font-size-complex="9pt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e1e8" officeooo:paragraph-rsid="0029312e" style:font-size-asian="7.84999990463257pt" style:font-size-complex="9pt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5802a" officeooo:paragraph-rsid="0028e1e8" style:font-size-asian="7.84999990463257pt" style:font-size-complex="9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5802a" officeooo:paragraph-rsid="0029312e" style:font-size-asian="7.84999990463257pt" style:font-size-complex="9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9312e" officeooo:paragraph-rsid="0029312e" style:font-size-asian="7.84999990463257pt" style:font-size-complex="9pt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9pt" officeooo:rsid="0028e1e8" officeooo:paragraph-rsid="0028e1e8" style:font-size-asian="7.84999990463257pt" style:font-size-complex="9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9pt" officeooo:rsid="0028e1e8" officeooo:paragraph-rsid="0029312e" style:font-size-asian="7.84999990463257pt" style:font-size-complex="9pt"/>
    </style:style>
    <style:style style:name="P7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9pt" officeooo:rsid="00284af1" officeooo:paragraph-rsid="0028e1e8" style:font-size-asian="7.84999990463257pt" style:font-size-complex="9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9pt" officeooo:rsid="0029312e" officeooo:paragraph-rsid="0029312e" style:font-size-asian="7.84999990463257pt" style:font-size-complex="9pt"/>
    </style:style>
    <style:style style:name="P77" style:family="paragraph" style:parent-style-name="Standard" style:list-style-name="L1">
      <style:paragraph-properties fo:text-align="justify" style:justify-single-word="false"/>
      <style:text-properties style:font-name="Liberation Serif1" fo:font-size="9pt" officeooo:rsid="000e701a" officeooo:paragraph-rsid="000e701a" style:font-size-asian="7.84999990463257pt" style:font-size-complex="9pt"/>
    </style:style>
    <style:style style:name="P78" style:family="paragraph" style:parent-style-name="Standard" style:list-style-name="L2">
      <style:paragraph-properties fo:text-align="justify" style:justify-single-word="false"/>
      <style:text-properties style:font-name="Liberation Serif1" fo:font-size="9pt" officeooo:rsid="0017b9c1" officeooo:paragraph-rsid="0017b9c1" style:font-size-asian="7.84999990463257pt" style:font-size-complex="9pt"/>
    </style:style>
    <style:style style:name="P79" style:family="paragraph" style:parent-style-name="Standard" style:list-style-name="L2">
      <style:paragraph-properties fo:text-align="justify" style:justify-single-word="false"/>
      <style:text-properties style:font-name="Liberation Serif1" fo:font-size="9pt" officeooo:rsid="0018d27c" officeooo:paragraph-rsid="0018d27c" style:font-size-asian="7.84999990463257pt" style:font-size-complex="9pt"/>
    </style:style>
    <style:style style:name="T1" style:family="text">
      <style:text-properties officeooo:rsid="00010bb6"/>
    </style:style>
    <style:style style:name="T2" style:family="text">
      <style:text-properties officeooo:rsid="0003e3a0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03e3a0"/>
    </style:style>
    <style:style style:name="T5" style:family="text">
      <style:text-properties style:font-name="Liberation Serif1" officeooo:rsid="000501dd"/>
    </style:style>
    <style:style style:name="T6" style:family="text">
      <style:text-properties style:font-name="Liberation Serif1" officeooo:rsid="0005e824"/>
    </style:style>
    <style:style style:name="T7" style:family="text">
      <style:text-properties style:font-name="Liberation Serif1" officeooo:rsid="0008bd9d"/>
    </style:style>
    <style:style style:name="T8" style:family="text">
      <style:text-properties style:font-name="Liberation Serif1" officeooo:rsid="000aae82"/>
    </style:style>
    <style:style style:name="T9" style:family="text">
      <style:text-properties style:font-name="Liberation Serif1" officeooo:rsid="000b6ada"/>
    </style:style>
    <style:style style:name="T10" style:family="text">
      <style:text-properties style:font-name="Liberation Serif1" officeooo:rsid="000ca282"/>
    </style:style>
    <style:style style:name="T11" style:family="text">
      <style:text-properties style:font-name="Liberation Serif1" officeooo:rsid="000e44c9"/>
    </style:style>
    <style:style style:name="T12" style:family="text">
      <style:text-properties officeooo:rsid="000b6ada"/>
    </style:style>
    <style:style style:name="T13" style:family="text">
      <style:text-properties officeooo:rsid="000ca282"/>
    </style:style>
    <style:style style:name="T14" style:family="text">
      <style:text-properties officeooo:rsid="000e701a"/>
    </style:style>
    <style:style style:name="T15" style:family="text">
      <style:text-properties officeooo:rsid="000f4a18"/>
    </style:style>
    <style:style style:name="T16" style:family="text">
      <style:text-properties officeooo:rsid="000f502d"/>
    </style:style>
    <style:style style:name="T17" style:family="text">
      <style:text-properties officeooo:rsid="000fa335"/>
    </style:style>
    <style:style style:name="T18" style:family="text">
      <style:text-properties officeooo:rsid="00104d12"/>
    </style:style>
    <style:style style:name="T19" style:family="text">
      <style:text-properties officeooo:rsid="00116b40"/>
    </style:style>
    <style:style style:name="T20" style:family="text">
      <style:text-properties officeooo:rsid="0016b932"/>
    </style:style>
    <style:style style:name="T21" style:family="text">
      <style:text-properties officeooo:rsid="0018d27c"/>
    </style:style>
    <style:style style:name="T22" style:family="text">
      <style:text-properties officeooo:rsid="001996bb"/>
    </style:style>
    <style:style style:name="T23" style:family="text">
      <style:text-properties fo:font-size="9pt" officeooo:rsid="001996bb" style:font-size-asian="7.84999990463257pt" style:font-size-complex="9pt"/>
    </style:style>
    <style:style style:name="T24" style:family="text">
      <style:text-properties fo:font-size="9pt" officeooo:rsid="0019e281" style:font-size-asian="7.84999990463257pt" style:font-size-complex="9pt"/>
    </style:style>
    <style:style style:name="T25" style:family="text">
      <style:text-properties officeooo:rsid="001b668c"/>
    </style:style>
    <style:style style:name="T26" style:family="text">
      <style:text-properties officeooo:rsid="001cf995"/>
    </style:style>
    <style:style style:name="T27" style:family="text">
      <style:text-properties officeooo:rsid="001e378d"/>
    </style:style>
    <style:style style:name="T28" style:family="text">
      <style:text-properties officeooo:rsid="0023956a"/>
    </style:style>
    <style:style style:name="T29" style:family="text">
      <style:text-properties officeooo:rsid="0024ef51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font-size="13pt" officeooo:rsid="001996bb" style:font-size-asian="13pt" style:font-size-complex="13pt"/>
    </style:style>
    <style:style style:name="T32" style:family="text">
      <style:text-properties fo:font-size="13pt" officeooo:rsid="0024ef51" style:font-size-asian="13pt" style:font-size-complex="13pt"/>
    </style:style>
    <style:style style:name="T33" style:family="text">
      <style:text-properties officeooo:rsid="00253825"/>
    </style:style>
    <style:style style:name="T34" style:family="text">
      <style:text-properties officeooo:rsid="00276814"/>
    </style:style>
    <style:style style:name="T35" style:family="text">
      <style:text-properties officeooo:rsid="00284af1"/>
    </style:style>
    <style:style style:name="T36" style:family="text">
      <style:text-properties officeooo:rsid="0028b0da"/>
    </style:style>
    <style:style style:name="T37" style:family="text">
      <style:text-properties officeooo:rsid="0028e1e8"/>
    </style:style>
    <style:style style:name="T38" style:family="text">
      <style:text-properties officeooo:rsid="0029312e"/>
    </style:style>
    <style:style style:name="T39" style:family="text">
      <style:text-properties officeooo:rsid="002b03d2"/>
    </style:style>
    <style:style style:name="T40" style:family="text">
      <style:text-properties officeooo:rsid="002d6d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Korvet-EXTROM</text:p>
      <text:p text:style-name="P1"/>
      <text:p text:style-name="P3">Проект EXTROM является аппаратным эмулятором дисковых накопителей для ПЭВМ «Корвет». </text:p>
      <text:p text:style-name="P2"/>
      <text:p text:style-name="P10">1. Что это такое и зачем его создавали</text:p>
      <text:p text:style-name="P1"/>
      <text:p text:style-name="P3"><text:tab/>В давние 80-е годы прошлого века в нашей стране начали появляться первые бытовые персональные ЭВМ. Радио-86РК, ZX Spectrum, ОРИОН-128... Много их было. В качестве носителя информации они использовали обычный бытовой кассетный магнитофон. И у каждого обладателя такой ЭВМ была заветная мечта — подключить к своей машине настоящий дисковод. <text:s/>Только вот дискводы тогда были в дефиците, да и стоили очень приличных денег — далеко не каждый мог себе его позволить. Шли годы. Дисководы стали неотъемлемой частью любого персонального компьютера, появились HDD, различные оптические диски, и, наконец, Flash-накопители. Ленточные магнитофоны ушли в историю, туда же практически уже отправились и дисководы FDD. На современных материнских платах часто уже не ставят FDD-разъемов, а крупные фирмы понемногу сворачивают выпуск дискет. Оно и понятно — на MicroSD карту размером с ноготь мизинца информации влезает больше, чем в целый шкаф, забитый дискетами, они не боятся магнитных полей, не обсыпаются от времени. Скоро FDD, бывшие когда-то несбыточной мечтой, навсегда исчезнут из вычислительной техники. </text:p>
      <text:p text:style-name="P4"><text:tab/>Бытовые ПЭВМ 80-х—90-х годов также в большинстве своем обрели покой на помойках. <text:span text:style-name="T1">Остались они в основном в музеях, да у некоторых олдфагов-энутзиастов, любящих поностальгировать со старыми игрушками. ПЭВМ Корвет, о которой пойдет речь далее, повезло чуть больше. Она была принята в качестве официального школьного компьютера, и такими ЭВМ (в виде комплектов КУВТ) оснащали школьные компьютерные классы. Поэтому высока вероятность, что этих ПЭВМ сохранилось не так уж и мало в различных школьных запасниках. Существовало 2 варианта поставки корветов: полноценный ПК8020 и обрезок ПК8010. Первый был укомплектован всеми периферийными портами и 2 дисководами, поставлялся в различные учреждения и, возможно, даже попадал в розничную продажу. В учебных классах он выпонял роль рабочего места преподавателя (РМП). ПК8010 не имеет в себе порта принтера, RS-232 и <text:s/>контроллера дисковода, и в школьных учебных класса был рабочим местом ученика (РМУ). Отсутствие дисководов делает этот компьютер практически бесполезным — на нем можно только поразвлекаться с бейсиком да позагружать специальным образом подготовленные игры через порт магнитофона или локальную сеть. Другое дело — ПК8020. Наличие дисковода позволяет использовать на нем ОС CP/M, широко распортсраненную в мире в 80-е годы прошлого века. Под эту ОС существует море прикладных программ, например вполне серьезная СУБД DBASE-II, трансляторы с большинства распространенных в ту пору языков программирования, и другой полезный софт. Ну и, кроме того, под сам корвет написаны десятки отличных игрушек и обучающих программ. Вообщем, побаловаться с такой машиной многим было бы интересно, если бы не одна важная проблема.</text:span></text:p>
      <text:p text:style-name="P5"><text:tab/><text:span text:style-name="T2">В те далекие годы дисководы 3.5</text:span><text:span text:style-name="T4">"</text:span><text:span text:style-name="T2">, стоящие сейчас в персональных компьютерах, только начали появляться в природе. Во всех распространенных машинах использовались дисководы 5 и даже 8</text:span><text:span text:style-name="T4">". В стандартной комплектации корвета имелись два дисковода по 5", с потенциальной возможностью подключения еще двух. Сейчас, в 21 веке, <text:s/>5" дискеты найти уже нереально — их давно не выпускают, а существующие в основном отправились в помойку. Но даже если на дальней полке чердака найдется-таки пачка таких дискет — их просто не на чем будет записать. Уже лет 15 такие дисководы в компьютеры не ставят. </text:span><text:span text:style-name="T5">Да и не факт что они запишутся — за столько лет их магнитный слой мог постареть и обсыпаться.</text:span></text:p>
      <text:p text:style-name="P6"><text:span text:style-name="T5"><text:tab/>В интернете можно найти неплохую коллекцию образов реальных корветовских дискет. Эти файлы имеют тип *.KDI и являются посекторными копиями реальных дискет. Только вот как их использовать на корвете? Первый, бросающийся в глаза вариант — подключить к корвету современный 3.5</text:span><text:span text:style-name="T4">" </text:span><text:span text:style-name="T5">дисковод. Записать образ диска на такую дискету и наслаждаться. Решение очевидное, но имеет в себе некоторые изъяны. Во-первых, и 3.5 дисковод теперь попадается далеко не в каждой машине. И хорошие дискеты так просто не купишь, а те, что продаются, обладают отвратительнейшим качеством. Во-вторых, переходник для подключения дисковода придется спаять своими руками — готового такого не купишь. И есть проблема с получением сигнала RDY, отсутствующего на 3.</text:span><text:span text:style-name="T4">5" </text:span><text:span text:style-name="T5">дисководах. А тем, кому достался вариант ПК8010 из школьного класса КУВТ, и вовсе не повезло — к их машинам дисковод не подключишь. Можно, конечно, допаять на системную плату недостающие компоненты и сделать из него ПК8020, но далеко не все на такое способны, да и муторно это. </text:span></text:p>
      <text:p text:style-name="P6"><text:span text:style-name="T5"><text:tab/>Учитывае все вышеизложенное, и был сделан проект Korvet-EXTROM. Он представляет собой небольшую электронную плату - контроллер, подключаемый в разъем расширения (боковой разъем), имеющийся на каждом корвете, даже на ПК8010. После этого корвет получает в свое распоряжение до 4 виртуальных дисководов, к каждому из которых можно примонтировать файл-образ дискеты KDI и полноценно им пользоваться в ОС CP/M. Сами образы хранятся на карте SD, отформатированной в файловоую систему FAT и также подключенной к контроллеру. Специальный программный интерфейс позволяет на ходу подмонтировать к любому виртуальному диску любой файл-образ, хранящийся на карте. Нетрудно представить, что при </text:span><text:span text:style-name="T6">скромной </text:span><text:span text:style-name="T5">емкости карты в 2 Гб </text:span><text:span text:style-name="T6">туда можно поместить более 2500 образов (размер образа — 800к), что намного превышает весь объем программного обеспечения, существующего для корвета. Таким образом, в маленькой коробочке можно собрать весь софт, который когда-либо может понадобиться, и забыть о дисководах навсегда.</text:span></text:p>
      <text:p text:style-name="P6"/>
      <text:p text:style-name="P13"><text:s/>2. Копирайты итд.</text:p>
      <text:p text:style-name="P7"/>
      <text:p text:style-name="P17">Вам интересно об этом читать? Вот и мне также неинтересно об этом писать. Все равно никто не читает. Так что проехали.</text:p>
      <text:p text:style-name="P7"/>
      <text:p text:style-name="P13">3. Как оно работает. </text:p>
      <text:p text:style-name="P7"/>
      <text:p text:style-name="P7"><text:span text:style-name="T3"><text:tab/>Резидентный монтиор ОПТС, хранящийся в ПЗУ корвета и осуществляющий его первоначальный запуск, обладает интересной особенностью. Если к боковому разъему подключить ПЗУ с записанной в ней специальным образом сформированной программой, и замкнуть между собой на этом разъеме сигналы Control и IRQ, то вместо загрузки системы </text:span><text:soft-page-break/><text:span text:style-name="T3">с дисковода или запуска встроенного бейсика будет запущена программа, находящаяся в этом ПЗУ. Разработчики, видимо, использовали эту возможность для заводского тестирования машины, ну и предполагали создание картриджей с программами, как это было сделано на игровых компьютерах (типа ATARI 800 например) и телевизионных игровых приставках. На практике эта возможность использовалась разве что для орнанизации линтеховской сети NET-CPM. Сейчас это оказывает нам просто неоценимую услугу. После включения питания контроллер Extrom имитирует внешнее ПЗУ (отсюда и его название) и передает в корвет маленькую, размером 256 байт, программку, называемую загрузчиком 1 фазы. Этот загрузчик, получив управление, устанавливает двустороннюю связь с контроллером, загружает оттуда следующую программу — загрузчик 2 фазы, </text:span><text:span text:style-name="T7">и запускает его</text:span><text:span text:style-name="T3">. </text:span><text:span text:style-name="T7">Загрузчик 2 фазы функционирует примерно так же, как дисковый загрузчик ОПТС — считывает с виртуального диска А </text:span><text:span text:style-name="T9">информационный сектор</text:span><text:span text:style-name="T7">, образы си</text:span><text:span text:style-name="T9">с</text:span><text:span text:style-name="T7">темных дорожек, размещает их в памяти и передает туда управление. Кроме того, он может перед запуском произвести модификацию загруженной ОС, встраивая в нее драйвер для работы с виртуальными дисками. После запуска ОС выдает на экран стандартный промпт А&gt; и готова к приему команд.</text:span></text:p>
      <text:p text:style-name="P7"><text:span text:style-name="T7"><text:tab/>При работе ОС доступны 5 логических дисков — от А до Е. Диск Е — это электроный рамдиск, размещенный в памяти ГЗУ и целиком эмулирующийся средствами BIOS. <text:s/>Остальным дискам А-D можно сопоставить или виртуальный диск, эмулируемый контроллером, или один из 4 реальных дисководов. Делается это через программный интерфейс (API) контроллера с помощью специальной программы MOUNT (она входит в </text:span><text:span text:style-name="T8">дерево</text:span><text:span text:style-name="T7"> проекта) или другой подобной программы, написанной пользователем.</text:span></text:p>
      <text:p text:style-name="P7"><text:span text:style-name="T7"><text:tab/></text:span><text:span text:style-name="T8">Для доступа к виртуальным дискам контроллер предоставляет специальное API, подробно описанное в соответствующем документе. Доступ к дискам через API требует доработки BIOS — вставки в него интерфейсных драйверов. Эта работа может быть выполнена или заранее (в дереве проекта имеется уже готовая ОС CP/M 2.2 со всеми встроенными драйверами) или прямо в процессе загрузки конкретной ОС с диска. Эта задача возложена на загрузчик 2 фазы. </text:span><text:span text:style-name="T9">Подробное описание работы загрузчиков приведено далее, а их исходные тексты находятся в дереве проекта.</text:span></text:p>
      <text:p text:style-name="P7"/>
      <text:p text:style-name="P14">4. Схемотехника контроллера EXTROM</text:p>
      <text:p text:style-name="P7"/>
      <text:p text:style-name="P7"><text:tab/><text:span text:style-name="T12">Подробно принципиальная схема контроллера, его сборка и наладка описаны в соответсвующем документе hardware.pdf. Здесь дается только краткое описание.</text:span></text:p>
      <text:p text:style-name="P7"><text:tab/><text:span text:style-name="T12">Контроллер построен на основе микроконтроллера ATMega32 фирмы Atmel. В принципе, можно использовать и более старшие процессоры — ATmega64 или даже 128, но это потребует некоторой правки программы, да и бессмысленно, поскольку большая часть ресурсов процессара все равно пропадет впустую. Кроме процессора, в контроллер входят 12 резисторов, 5 конденсаторов, 1 стабилитрон, 2 кнопки, одна микросхема регулятора напряжения LM317, гнездо для SD-карты и разъем для подключения к корвету. Принципиальная схема контроллера находится в каталоге SCH проекта. Она сделана как можно проще и доступна для сборки любому человеку, умеющему держать в руках паяльник. </text:span></text:p>
      <text:p text:style-name="P7"><text:tab/><text:span text:style-name="T13">Кроме кучки радиодеталей и монтажной платы, для первоначального запуска контроллера потребуется программатор, поддерживающий работу с микросхемами Atmel AVR — для записи прошивки в процессор. Можно или взять готовый программатор — они копейки сейчас стоят, или сделать времянку из 5 проводков на LPT порт. Подробно все это описано в файле hardware.pdf.</text:span></text:p>
      <text:p text:style-name="P7"/>
      <text:p text:style-name="P7"/>
      <text:p text:style-name="P14">5. Замечание об используемых инструментах</text:p>
      <text:p text:style-name="P11"/>
      <text:p text:style-name="P8"><text:span text:style-name="T3"><text:tab/>Весь проект доступен в исходных текстах. Но для сборки входящих в корвет программ требуются дополнительные программные средства. </text:span><text:span text:style-name="T10">Для сборки прошивки контроллера нужен пакет AVR-GCC. Он имеется в большинстве дистрибутивов. Для сборки загрузчиков и образа системы CP/M потребуется кроссассемблер Z80. Их много есть на свете, но я использовал ассемблер ZMAC. В обычные дистрибутивы он не входит, а взять его можно здесь - </text:span><text:a xlink:type="simple" xlink:href="http://members.shaw.ca/gp2000/zmac.html"><text:span text:style-name="T10">http://members.shaw.ca/gp2000/zmac.html</text:span></text:a><text:span text:style-name="T10"> <text:s/>И, наконец, для сборки программы mount потребуется компилятор С80 под CP/M. Он есть на прилагаемом к проекту образе диска с исходниками программы mount.</text:span></text:p>
      <text:p text:style-name="P18"><text:tab/>Для тех, кто не хочет ничего собирать, в дереве проектов имеются уже готовые собранные двоичные файлы прошивки и загрузчиков.</text:p>
      <text:p text:style-name="P18"><text:tab/></text:p>
      <text:p text:style-name="P8"/>
      <text:p text:style-name="P12">6. Структура файловой системы SD-карты</text:p>
      <text:p text:style-name="P8"/>
      <text:p text:style-name="P8"><text:span text:style-name="T10"><text:tab/>Контроллер поддерживает SD-карты объемом до 2 Гб. Более емкие SDHC карты не поддерживаются — не имеет с</text:span><text:span text:style-name="T11">м</text:span><text:span text:style-name="T10">ысла. </text:span><text:span text:style-name="T11">Карта должна быть отформатирована в файловую систему FAT16. FAT32 контроллером не поддерживается, будьте внимательны! Это можно сделать, например, так (предполагаем, что карта подключилась к устройству /dev/sdb):</text:span></text:p>
      <text:p text:style-name="P8"/>
      <text:p text:style-name="P19">$ mkfs.vfat -F 16 -n EXTROM /dev/sdb</text:p>
      <text:p text:style-name="P9"/>
      <text:p text:style-name="P19"><text:tab/>Корневой каталог карты предназначен для хранения служебных файлов, используемых контроллером при работе. <text:span text:style-name="T14">Там размещены следующие файлы:</text:span></text:p>
      <text:p text:style-name="P19"/>
      <text:list xml:id="list7254140649366217562" text:style-name="L1">
        <text:list-item>
          <text:p text:style-name="P77">LOADER.BIN — загрузчи<text:span text:style-name="T40">к</text:span> фазы 2 по умолчанию.</text:p>
        </text:list-item>
        <text:list-item>
          <text:p text:style-name="P77">ROMn.BIN — системно-независимые программы, запускаемые вместо загрузчика при нажатии клавиш 0-7 на клавиатуре. Всего может быть 8 файлов от ROM0.BIN до ROM7.BIN</text:p>
        </text:list-item>
        <text:list-item>
          <text:p text:style-name="P77">SYSTEM.BIN — Образ системных дорожек CP/M 2.2, используемый в режиме подстановки.</text:p>
        </text:list-item>
        <text:list-item>
          <text:p text:style-name="P77">MICRODOS.BIN — Образ системных дорожек ОС МикроДОС, используемый в режиме подстановки.</text:p>
        </text:list-item>
        <text:list-item>
          <text:p text:style-name="P77"><text:soft-page-break/>MOUNT.CFG — файл конфигурации монтируемых по умолчанию образов. Файл создается автоматически при первом запуске контроллера, вручную его править нежелательно.</text:p>
        </text:list-item>
      </text:list>
      <text:p text:style-name="P20"><text:tab/>Все другие файлы, лежащие в корне карты, контроллером игнорируются, выполняющейся на корвете программе недоступны и могут содержать что угодно. <text:span text:style-name="T15">Структура и назначение системных файлов подробно описаны далее.</text:span></text:p>
      <text:p text:style-name="P20"><text:tab/><text:span text:style-name="T15">Также на карте расположены один или несколько каталогов, содержащих образы дисков *.KDI. Из любого каталога любой образ можно смонтировать к любой из 4 логических букв диска. Обязательным является наличие каталога DISK — в нем будут по умолчанию искаться образы при первом включении или сбросе конфигурации. Остальные каталоги можно создавать по желанию для удобства хранния и использования коллекции образов.</text:span></text:p>
      <text:p text:style-name="P20"/>
      <text:p text:style-name="P33">7. Процесс загрузки системы</text:p>
      <text:p text:style-name="P20"/>
      <text:p text:style-name="P20"><text:tab/><text:span text:style-name="T16">Как выше уже отмечалось, загрузка операционной системы происходит в 2 этапа. В этом разделе данный процесс рассматривается подробно.</text:span></text:p>
      <text:p text:style-name="P20"/>
      <text:p text:style-name="P34">7.1 <text:s/>Фаза 1 процесса загрузки</text:p>
      <text:p text:style-name="P34"/>
      <text:p text:style-name="P21"><text:tab/>Фаза 1 начинается после нажатия кнопки Reset или включения питания корвета. ОПТС, <text:span text:style-name="T17">по окончании </text:span>все<text:span text:style-name="T17">х</text:span> свои<text:span text:style-name="T17">х</text:span> тест<text:span text:style-name="T17">ов</text:span>, <text:span text:style-name="T17">проверяет, не замкнуты ли между собой сигналы Control и IRQ на боковом разъеме. И если замкнуты — начинает процесс загрузки из ПЗУ, подключенного к этому разъему. Таким образом, для загрузки ОС не нужно выполнять никаких действий — достаточно включить питание при подключенном к боковому разъему контроллере. Контроллер эмулирует внешнее ПЗУ и передает в корвет небольшую программу, называемую загрузчиком фазы 1.</text:span></text:p>
      <text:p text:style-name="P22"><text:tab/><text:span text:style-name="T18">Загрузчик фазы 1 — это небольшая (256 байт) программка, предназначенная для передачи в корвет из контроллера системно-независимых программ любого объема. В отличие от всех остальных программных компонентов, этот загрузчик располагается не на SD-карте, а в EEPROM контроллера. Это необходимо для ускорения доступа — процесс загрузки фазы 1 жестко ограничен по времени, поскольку ОПТС не имеет никакой информации о готовности данных контроллера. Поэтому данный загрузчик будет запускаться всегда, даже при отсутствии в контроллере SD-карты. Данная особенность позволяет уже на ранних этапах сборки контроллера (до распайки SD-разъема) проверить правильность подключения к итерфейсному разъему корвета, а также исправность периферийного адаптера КР580ВВ55, стоящего на плате корвета и подключенного к боковому разъему. Полный исходный текст загрузчика находится в дереве проекта, в каталоге loader/xboot. </text:span></text:p>
      <text:p text:style-name="P21"><text:tab/><text:span text:style-name="T19">Получив управление, загрузчик выводит на экран надпись BOOT:, настраивает порт А ВВ55 в режим двухстороннего обмена (режим 2), и проверяет состояние клавиатуры. Если нажата одна из кнопок 0-7, в интерфейс передается байт 00-07, в зависимости от нажатой кнопки. Если ни одна из кнопок не нажата, передается байт 08. Контроллер принимает этот байт, и ищет на карте файл для загрузки следующей фазы. Имя файла — LOADER.BIN, если на клавиатуре не нажата ни одна кнопка, или ROMn.BIN (n=0..7), если нажата кнопка 0-7. Таким образом, на карте можно иметь 7 системно-независимых программ и выбирать, какую из них загружать, просто удерживая одну из кнопок 0..7.</text:span></text:p>
      <text:p text:style-name="P21"><text:tab/><text:span text:style-name="T20">Файлы, содержащие системно-независимые программы, имеют такой же формат, как программы, предназначенныедля загрузки непосредственно из внешнего ПЗУ, подключенного к корвету. Более подробно этот формат описан в документе api.pdf. Одной из этих программ является загрузчик фазы 2 LOADER.BIN, запускаемый по умолчанию. Кроме того, на карте в файлах ROMn.BIN можно разместить тестово-диагностическую программу КТДП, различные системно-независимые игрушки, а также программы, написанные пользователем с учетом требований к системно-независимым программам.</text:span></text:p>
      <text:p text:style-name="P21"><text:tab/><text:span text:style-name="T20">Протокол взаимодействия загрузчика фазы 1 и контроллера описан в документе api.pdf. После передачи в корвет этого загрузчика контроллер разбирает файл конфигурации MOUNT.CFG (или создает его при отсутствии), монтирует образы KDI к логическим дискам A-D и переходит в стандартный режим обработки запросов через командный протокол.</text:span></text:p>
      <text:p text:style-name="P21"/>
      <text:p text:style-name="P35">7.1 <text:s/>Фаза <text:span text:style-name="T20">2</text:span> процесса загрузки</text:p>
      <text:p text:style-name="P21"/>
      <text:p text:style-name="P21"><text:tab/><text:span text:style-name="T20">Загрузчик фазы 2 находится на карте в файле LOADER.BIN, и получает управление от загрузчика фазы 1. Его задача — загрузка и запуск ОС CP/M (или МикроДос). Этот загрузчик уже взаимодействует с контроллером через стандартный протокол API v2. Он выполняет следующие действия:</text:span></text:p>
      <text:list xml:id="list2536075685130115519" text:style-name="L2">
        <text:list-item>
          <text:p text:style-name="P78">Читает из образа диска А сектор 0 (информационный сектор), <text:span text:style-name="T21">проверяет его, получает из него параметры загрузки, логические и физические параметры диска.</text:span></text:p>
        </text:list-item>
        <text:list-item>
          <text:p text:style-name="P79">Загружает содержимое системных дорожек диска А в память, начиная с адреса загрузки, указанного в информационном секторе.</text:p>
        </text:list-item>
        <text:list-item>
          <text:p text:style-name="P79">Определяет версию BIOS загруженной системы</text:p>
        </text:list-item>
        <text:list-item>
          <text:p text:style-name="P79">Встраивает в BIOS драйвера для взаимодействия с контроллером EXTROM</text:p>
        </text:list-item>
        <text:list-item>
          <text:p text:style-name="P79">Определяет наличие контроллера FDC на системной плате, и принимает решение, отображать ли диски C и D на реальные дисководы или на эмулируемые диски.</text:p>
        </text:list-item>
        <text:list-item>
          <text:p text:style-name="P79">Передает управление загруженной системе на точку входа BOOT.</text:p>
        </text:list-item>
      </text:list>
      <text:p text:style-name="P25"/>
      <text:p text:style-name="P25"><text:tab/>Если информационный сектор не содержит параметров загрузки (образ диска незагружаемый), или загрузчик не смог определить версию BIOS, то включается режим подстановки системы. В этом режиме содержимое системных дорожек берется не из образа диска А, а из специального файла, называемого стандартной системой. Для CP/M этот файл называется SYSTEM.BIN, для МикроДос — MICRODOS.BIN. При этом контроллер автоматически определяет, происходи ли обращение к системным дорожкам диска А, и автоматически подставляет сектора из указанных файлов. Такой режим работы позволяет загрузить полноценно функционирующую ОС при абсолютно любом содержимом диска А. Также можно включить режим подстановки принудительно, удерживая кнопки CTRL и SHIFT в процессе загрузки системы. Это позволяет загрузить стандартную систему независимо от версии ОС, записанной на диске А.</text:p>
      <text:p text:style-name="P25"><text:soft-page-break/><text:tab/>Исходные тексты загрузчика фазы 2 находятся в каталоге loader/stage2. </text:p>
      <text:p text:style-name="P36">7.<text:span text:style-name="T22">3</text:span> <text:s/><text:span text:style-name="T22">Упрощенная ф</text:span>аза <text:span text:style-name="T20">2.</text:span></text:p>
      <text:p text:style-name="P21"/>
      <text:p text:style-name="P26"><text:tab/>Если не требуется возможность загрузки любой имеющейся системы, то можно сделать так, чтобы всегда грузилась стандартная ОС CP/M или Микродос. Для этого существует упрощенный загрузчик фазы 2, находящийся в дереве проекта в loader/smldr. Этот загрузчик не производит анализ имеющейся на диске А системы, а проверяет только информационный сектор, и, в зависимости от числа системный дорожек, грузит стандартную CP/M (2 дорожки) или МикроДОС (3 дорожки). Данный упрощенный загрузчик помещается на карту в файл LOADER.BIN вместо полного. Кроме того, можно иметь на карте как полный, так и упрощенный загрузчики, поместив один из них в файл LOADER.BIN, а другой, например, в ROM0.BIN.</text:p>
      <text:p text:style-name="P26"/>
      <text:p text:style-name="P15"><text:span text:style-name="T22">8</text:span>. <text:span text:style-name="T22">Работа с системой</text:span></text:p>
      <text:p text:style-name="P15"/>
      <text:p text:style-name="P16"><text:span text:style-name="T22"><text:s/></text:span><text:span text:style-name="T23"><text:tab/>В принципе, работа с ОС, загруженной с эмулируемого диска, практически ничем не отличается от работы с ОС, загруженной с реальной дискеты. ОС вообще не видит разницы между физическим и эмулируемым диском. Однако имеются и некоторые особенности, которые надо обязательно учитывать.</text:span></text:p>
      <text:p text:style-name="P16"/>
      <text:p text:style-name="P36"><text:span text:style-name="T22">8.1</text:span> <text:s/><text:span text:style-name="T22">Прямой доступ к диску.</text:span></text:p>
      <text:p text:style-name="P16"/>
      <text:p text:style-name="P16"><text:tab/><text:span text:style-name="T23">Некоторые прикладные и ситемные программы работают с диском не через стандартные вызовы BDOS/BIOS, а непосредственно через порты контроллера FDC. Так поступают, например, программы форматирования дисков (типа FORMAT.COM), </text:span><text:span text:style-name="T24">дисковые копировщики, диагностические программы типа OLD. Все эти программы, еслественно, не смогут получить доступ к эмулируемым дискам, поскольку ничего не знают о контроллере EXTROM и его API. Вместо этого они начинают работать с реальным дисководом. То есть для всех этих программ диск А — это физический дисковод 0, диск В — физический дисковод 1, и т. д. Такое поведение программ следует учитывать: FORMAT A: сформатирует именно реальную дискету в дисководе, а не виртуальный диск. Копировщик дисков будет копировать посекторный образ именно с дискеты А на дискету B, независимо от конфигурации логических дисков. Поэтому, если вам надо отформатировать дискету в дисководе 0, то надо вводить команду FORMAT A:, а не FORMAT C:, даже если физический дисковод отображается на букву С.</text:span></text:p>
      <text:p text:style-name="P32"><text:tab/>Если на системной плате нет контроллера FDC (ПК8010), то поведение таких прорамм вообще непредсказуемо, поскольку они на такое не рассчитаны — обычно на ПК8010 запустить FORMAT.COM физически невозможно.</text:p>
      <text:p text:style-name="P16"/>
      <text:p text:style-name="P37"><text:span text:style-name="T22">8.2</text:span> <text:s/><text:span text:style-name="T25">Работа с портами периферийного контроллера ВВ55 #3.</text:span></text:p>
      <text:p text:style-name="P23"/>
      <text:p text:style-name="P23"><text:tab/><text:span text:style-name="T25">Есть такие программы, которые лезут в порты ППИ ВВ55, <text:s/>выведенного на боковой разъем, к которому и подключается контроллер EXTROM. Порты эти расположены по адресам FB08-FB0B в стандартной карте памяти CP/M (карта 1С). В этот порт программы лезут по разным причинам. Некоторые используют подключенные к боковому разъему нестандартные периферийные устройства — например цифровой джойстик или мышь. Другие — для диагностических целей (например, ОПТС использует канал А для проверки шины данных периферийных контроллеров). Третьи — просто так, по дурости и разгильдяйству разработчиков. </text:span></text:p>
      <text:p text:style-name="P23"><text:tab/><text:span text:style-name="T25">В результате работы таких программ нарушается нормальное взаимодействие между драйверами эмулируемых дисков и контроллером EXTROM. Это приводит к зависанию или бесконечным ошибкам ввода-вывода при первом же обращении к диску. Выйти из этого состояния можно только перезагрузкой системы (кнопкой Reset или отключением-включением питания). К сожалению, универсального рецепта для обхода данной ситуации не существует. Единственный возможный путь — брать отладчик и править код программы, выкидывая из нее все обращения к портам FB08-FB0B. В этом неоценимую помощь оказывает эмулятор Etalon Korvet Emulator, доступный в исходных тестах и имеющий встроенный развитый отладчик.</text:span></text:p>
      <text:p text:style-name="P23"><text:tab/><text:span text:style-name="T26">Исключением могут стать программы, работающие с джойстиком или мышью. Они взаимодействуют только с каналом В, который для доступа к дискам не используется (к контроллеру Extrom подключен только младший бит DB0, но используется он только на этапе загрузки ОС). Правда, эти программы портят управляющее слово (CWR, порт FB0B), <text:s/>но оно будет восстановлено при первом же обращении к дисковому драйверу.</text:span></text:p>
      <text:p text:style-name="P23"/>
      <text:p text:style-name="P39">8.3. Сигнал Control.</text:p>
      <text:p text:style-name="P23"/>
      <text:p text:style-name="P23"/>
      <text:p text:style-name="P27"><text:tab/><text:span text:style-name="T27">Еще одна головная боль, достаточно часто возникающая при работе с EXTROM — это сигнал Control. Так называется бит 7 канала С параллельного периферийного контроллера 2 (порт FB33). Это очень важный для контроллера EXTROM сигнал — он используется для синхронизации процесса начального запуска контроллера, и он же нужен для отслеживания момента перезагрузки корвета. Дело в том, что мудые разработчики корвета вывли на боковой разъем огромную кучу сигналов, вплоть до напряжения -12В и импульсов от системного таймера. А такой важный сигнал как RESET туда вывести забыли. В результате устройство, подключенное к боковому порту, не сможет отследить момент перезапуска корвета. Далее, в процессе начальных тестов ОПТС производит и так называемый тест шины данных. Сводится это к тому, что в канал А ППИ3 записывается несколько тестовых образцов, которые потом оттуда читаются и проверяются. Если считанное значение не совпало с записанным — выдается сообщение НЕИСПРАВНОСТЬ ШИНЫ и процесс загрузки останавливается. Мудак, писавший ОПТС, не учел, что к боковому разъему корвета может быть подключено нестандартное периферийное оборудование, разработанное самим пользователем (для чего, собственно, этот разъем и предназначен). И </text:span><text:soft-page-break/><text:span text:style-name="T27">если какие-либо из линий канала А этим оборудованием подтянуто к земле, то записанные в канал данные НИКОГДА не совпадут с прочитанными. Все это сильно усложняет жизнь разработчикам периферии.</text:span></text:p>
      <text:p text:style-name="P27"><text:tab/><text:span text:style-name="T28">Вот тут-то и приходит на помощь сигнал Control, также имеющийся на боковом разъеме. В момент включения корвета, в процессе тестов ОПТС, и после нажатия кнопки Reset этот сигнал становится равным нулю. Когда ОПТС заканчивает свои тесты и готовится к загрузке системы, сигнал становится равным 1. Таким образом контроллер EXTROM и <text:s/>узнает, что именно надо делать в данный момент. При 0 он перезапускает свою микропрограмму, отключается от канала А и ждет перехода Control в 1. При 1 он подключается к каналу А и начинает процес передачи загрузчика фазы 1.</text:span></text:p>
      <text:p text:style-name="P27"><text:tab/><text:span text:style-name="T28">Сигнал Control настолько важен, что в контроллере EXTROM предусмотрен индикаторный светодиод, отображающий его состояние. Когда индикатор включен — сигнал Control=0. Когда гаснет — Control=1. При включении питания или нажатия кнопки Reset индикатор зажигается, перед началом загрузки ОС — гаснет и больше в процессе работы ОС уже не включается.</text:span></text:p>
      <text:p text:style-name="P27"><text:tab/><text:span text:style-name="T29">Но есть некоторые программы, которые в процессе своей работы изменяют сигнал Control. Дело в том, что канал С, кроме Control,содержит также достаточно широко используемые линии управления звуком, кассетным магнитофоном и принтером. Манипулируя этими сигналами, некоторые программы случайно могут изменить и значение бита 7, обнулив сигнал Control. Это приводит к ложному рестарту контроллера Extrom и потере доступа ко всем эмулируемым дискам. Такая ситуация хорошо видна по индикаторному светодиоду — если он включился в процессе работы прикладной программы, то значит программа нагадила в сигнал Control и дальнейшая работа невозможна.</text:span></text:p>
      <text:p text:style-name="P28"><text:tab/><text:span text:style-name="T29">Данная ситуация возникала настолько часто, что в API контроллера была введена специальная команда — подавление реакции на Control. При этом контроллер EXTROM отключается от сигнала Control и больше не реагирует на его изменение. Однако, <text:s/>результате контроллер теряет возможность отследить момент перезагрузки корвета кнопкой Reset. Теперь перезагрузка возможна только отключением-включением питания.</text:span></text:p>
      <text:p text:style-name="P29"><text:tab/>Управлять этим режимом работы можно с помощью программы MOUNT, предназначенной для монтирования логических дисков (она описана далее). Для этого используется ключ /K:</text:p>
      <text:p text:style-name="P29">MOUNT /K OFF </text:p>
      <text:p text:style-name="P29"><text:s text:c="4"/>— отключает реакцию контроллера на сигнал Control. Используется перед запуском программ, некорректно работающих с этим сигналом.</text:p>
      <text:p text:style-name="P29">MOUNT /K ON <text:s text:c="2"/></text:p>
      <text:p text:style-name="P29">— включает обработку сигнала Control обратно (это режим по умолчанию).</text:p>
      <text:p text:style-name="P29"/>
      <text:p text:style-name="P29"/>
      <text:p text:style-name="P38"><text:span text:style-name="T32">9</text:span><text:span text:style-name="T30">. </text:span><text:span text:style-name="T31"><text:s/>Управление логическими дисками</text:span></text:p>
      <text:p text:style-name="P24"/>
      <text:p text:style-name="P29"/>
      <text:p text:style-name="P29">При работе с реальными дискетами можно вынуть дискету из дисковода и вставить вместо нее другую. <text:span text:style-name="T33">В случае эмулируемых дисков данная операция выполняется с помощью монтирования образов дисков. Монтирование — это логическое связывание буквы диска А-D с конкретным образом KDI или реальным дисководом. В любой момент времени любой из 4 дисков можно связать с любым из находящихся на карте образом. Для этого в командном API предусмотрены специальные вызовы, к которым пользователь получает доступ с помощью программы MOUNT, также являющейся частью проекта. Ее исходные тесты расположены в файле-образе mount/MOUNT.KDI (программа написана на С, транслируется компилятором C80). Скомпилированный вариант MOUNT.COM также имеется в образе mount/DISKA.KDI, являющимся образом по умолчанию для диска А. Этот файл MOUNT.COM следует записать во все образы, предполагаемые к монтированию на логический диск А — программа должна быть всегда доступна.</text:span></text:p>
      <text:p text:style-name="P29"/>
      <text:p text:style-name="P40">9.1. Просмотр конфигурациилогических <text:s/>дисков.</text:p>
      <text:p text:style-name="P29"/>
      <text:p text:style-name="P30"><text:tab/>Если ввести команду MOUNT без параметров, то она покажет текущее назначение каждого логического диска. Например:</text:p>
      <text:p text:style-name="P30"/>
      <text:p text:style-name="P44">A&gt;MOUNT</text:p>
      <text:p text:style-name="P44">DIR: DISK</text:p>
      <text:p text:style-name="P44">A: =&gt; (R/W) DISK/DISKA.KDI</text:p>
      <text:p text:style-name="P44">B: =&gt; (R/W) DISK/DISKB.KDI</text:p>
      <text:p text:style-name="P44">C: =&gt; $FDD 0</text:p>
      <text:p text:style-name="P44">D: =&gt; $FDD 1</text:p>
      <text:p text:style-name="P44"/>
      <text:p text:style-name="P31">Это - стандартная конфигурация для ПК8020. Диски A и B - эмулируемые, и подключены к образам DISKA.KDI и DISKB.KDI, расположенными в каталоге DISK карты. C и D — физические, подключены к дисководам 0 и 1 соответственно. DIR: DISK — <text:span text:style-name="T34">информация о текущем каталоге, это </text:span>означает, что вновь монтируемые образы дисков будут искаться в каталоге DISK. R/W означает, что на диск разрешена запись.</text:p>
      <text:p text:style-name="P31">Для ПК8020 конфигурация будет немного другой:</text:p>
      <text:p text:style-name="P31"/>
      <text:p text:style-name="P44">A&gt;MOUNT</text:p>
      <text:p text:style-name="P44">DIR: DISK</text:p>
      <text:p text:style-name="P44">A: =&gt; (R/W) DISK/DISKA.KDI</text:p>
      <text:p text:style-name="P44">B: =&gt; (R/W) DISK/DISKB.KDI</text:p>
      <text:p text:style-name="P44">C: =&gt; (R/W) DISK/DISKC.KDI</text:p>
      <text:p text:style-name="P44">D: =&gt; (R/W) DISK/DISKD.KDI</text:p>
      <text:p text:style-name="P31"/>
      <text:p text:style-name="P31">Поскольку в этой машине отсутствуют физические дисководы, то все 4 логичкских диска отображаются на эмулируемые <text:soft-page-break/>образы.</text:p>
      <text:p text:style-name="P31"/>
      <text:p text:style-name="P41">9.1. Монтирование образов дисков.</text:p>
      <text:p text:style-name="P31"/>
      <text:p text:style-name="P31"><text:tab/>С помощью команды MOUNT можно изменить конфигурацию логических дисков. Формат командной строки в этом случае будет такой:</text:p>
      <text:p text:style-name="P31"/>
      <text:p text:style-name="P44">MOUNT [/P][/R] drv image</text:p>
      <text:p text:style-name="P31"/>
      <text:p text:style-name="P47">/P — указывает постоянное назначение — оно будет восстановлено после перезагрузки системы, поскольку сохраняется в файле конфигурации MOUNT.CFG.</text:p>
      <text:p text:style-name="P47"/>
      <text:p text:style-name="P48">/R — открывает образ диска в режиме «только чтение». Запись на данный логический диск запрещена, <text:span text:style-name="T34">и </text:span>будет <text:span text:style-name="T34">возвращать ошибку. Данное действие эквивалентно заклеиванию прорези на дискете.</text:span></text:p>
      <text:p text:style-name="P48"/>
      <text:p text:style-name="P49">Drv — буква назначаемого диска, от А до D. Двоеточие после буквы можно не указывать. </text:p>
      <text:p text:style-name="P49"/>
      <text:p text:style-name="P50">Image — имя файла-образа KDI (расширение файла можно не указывать). Этот файл будет смонтирован к букве диска drv. </text:p>
      <text:p text:style-name="P50"/>
      <text:p text:style-name="P50">Файл будет искаться в текущем каталоге. <text:span text:style-name="T36">Текущий каталог можно увидеть в поле DIR:, запустив команду mount без параметров. Как сменить текущий каталог описано далее. Кроме имени файла, в поле image можно указать специальный идентификатор $n, где n — цифра от 0 до 3. Это означает, что к букве диска подключается физический дисковод с указанным номером. Для ПК8010, не имеющего контроллера дисковода, данный идентификатор указывать бессмысленно.</text:span></text:p>
      <text:p text:style-name="P49"><text:tab/><text:span text:style-name="T35">Если файл, указанный в поле image, не найден в текущем каталоге, то логическому диску присваивается статус «не готов» - это эквивалентно выниманию дискеты из реального дисковода.</text:span></text:p>
      <text:p text:style-name="P49"/>
      <text:p text:style-name="P49"><text:tab/><text:span text:style-name="T35">Примеры:</text:span></text:p>
      <text:p text:style-name="P49"/>
      <text:p text:style-name="P63">A&gt;MOUNT <text:s/>C <text:s text:c="2"/>ABRIS</text:p>
      <text:p text:style-name="P63">A&gt;MOUNT</text:p>
      <text:p text:style-name="P63">DIR: <text:s text:c="2"/>DISK</text:p>
      <text:p text:style-name="P43">A: =&gt; (R/W) DISK/DISKA.KDI</text:p>
      <text:p text:style-name="P43">B: =&gt; (R/W) DISK/DISKB.KDI</text:p>
      <text:p text:style-name="P43">C: =&gt; (R/W) DISK/<text:span text:style-name="T35">ABRIS</text:span>.KDI</text:p>
      <text:p text:style-name="P43">D: =&gt; $FDD 1</text:p>
      <text:p text:style-name="P51"/>
      <text:p text:style-name="P51"><text:tab/>Здесь к логическому диску С подключается образ ABRIS.KDI. Монтирование временное, информация о нем не сохранится после перезагрузки.</text:p>
      <text:p text:style-name="P51"/>
      <text:p text:style-name="P63">A&gt;MOUNT <text:s/>/R <text:s/>D <text:s text:c="2"/>DBASEII</text:p>
      <text:p text:style-name="P63">A&gt;MOUNT</text:p>
      <text:p text:style-name="P63">DIR: <text:s text:c="2"/>DISK</text:p>
      <text:p text:style-name="P43">A: =&gt; (R/W) DISK/DISKA.KDI</text:p>
      <text:p text:style-name="P43">B: =&gt; (R/W) DISK/DISKB.KDI</text:p>
      <text:p text:style-name="P43">C: =&gt; (R/W) DISK/<text:span text:style-name="T35">ABRIS</text:span>.KDI</text:p>
      <text:p text:style-name="P43">D: =&gt; (R/<text:span text:style-name="T35">O</text:span>) DISK/<text:span text:style-name="T35">DBASEII</text:span>.KDI</text:p>
      <text:p text:style-name="P51"/>
      <text:p text:style-name="P51"><text:tab/>К логическому диску D подключается образ DBASEII.KDI с запрещением записи (ключ /R), что отражается признаком (R/O) в списке. <text:span text:style-name="T36">В этой конфигурации мы теряем доступ ко всем физическим дисководам.</text:span></text:p>
      <text:p text:style-name="P51"/>
      <text:p text:style-name="P62">A&gt;MOUNT <text:s/>/R <text:s/><text:span text:style-name="T36">B</text:span> <text:s/><text:span text:style-name="T36">$0</text:span></text:p>
      <text:p text:style-name="P62">A&gt;MOUNT</text:p>
      <text:p text:style-name="P62">DIR: <text:s text:c="2"/>DISK</text:p>
      <text:p text:style-name="P42">A: =&gt; (R/W) DISK/DISKA.KDI</text:p>
      <text:p text:style-name="P42">B: =&gt; $FDD <text:span text:style-name="T36">0</text:span></text:p>
      <text:p text:style-name="P42">C: =&gt; (R/W) DISK/<text:span text:style-name="T35">ABRIS</text:span>.KDI</text:p>
      <text:p text:style-name="P42">D: =&gt; (R/<text:span text:style-name="T35">O</text:span>) DISK/<text:span text:style-name="T35">DBASEII</text:span>.KDI</text:p>
      <text:p text:style-name="P62"/>
      <text:p text:style-name="P54"><text:tab/>К логическому диску B подключается физический дисковод 0.</text:p>
      <text:p text:style-name="P52"/>
      <text:p text:style-name="P62">A&gt;MOUNT <text:s/><text:span text:style-name="T36">D</text:span> <text:s/><text:span text:style-name="T36">TEST</text:span></text:p>
      <text:p text:style-name="P66">D: Файл не найден</text:p>
      <text:p text:style-name="P62">A&gt;MOUNT</text:p>
      <text:p text:style-name="P62">DIR: <text:s text:c="2"/>DISK</text:p>
      <text:p text:style-name="P42">A: =&gt; (R/W) DISK/DISKA.KDI</text:p>
      <text:p text:style-name="P42">B: =&gt; $FDD <text:span text:style-name="T36">0</text:span></text:p>
      <text:p text:style-name="P42">C: =&gt; (R/W) DISK/<text:span text:style-name="T35">ABRIS</text:span>.KDI</text:p>
      <text:p text:style-name="P42">D: =&gt; <text:span text:style-name="T36">Не смонтирован</text:span></text:p>
      <text:p text:style-name="P62"/>
      <text:p text:style-name="P54"><text:tab/>К логическому диску D подключается образ test.kdi. Такого образа в текущем каталоге нет, о чем программа нам <text:soft-page-break/>сообщила. Диску присваивается статус «не смонтирован».</text:p>
      <text:p text:style-name="P58">9.2. Просмотр списка образов дисков.</text:p>
      <text:p text:style-name="P52"/>
      <text:p text:style-name="P54"><text:tab/>Часто бывает нужно посмотреть, а какие вообще образы дисков имеются в текущем каталоге. Для этого используется ключ /L:</text:p>
      <text:p text:style-name="P54"/>
      <text:p text:style-name="P66">A&gt;MOUNT /L</text:p>
      <text:p text:style-name="P66">DIR: DISK</text:p>
      <text:p text:style-name="P66">HLP.KDI <text:s text:c="2"/>| DISKB.KDI <text:s/>| TDISK.KDI <text:s/>| SYS.KDI <text:s text:c="3"/>|</text:p>
      <text:p text:style-name="P66">DISKA.KDI | OSCPM.KDI <text:s/>| TD.KDI <text:s text:c="4"/>| E.KDI <text:s text:c="5"/>|</text:p>
      <text:p text:style-name="P66">DISKC.KDI | OSCPM.KDI <text:s/>| TD.KDI <text:s text:c="4"/>| E.KDI <text:s text:c="5"/>|</text:p>
      <text:p text:style-name="P66"><text:s/>-- Всего: 8 --</text:p>
      <text:p text:style-name="P62"/>
      <text:p text:style-name="P54">На экран в 4 колонки выводится список файлов, имеющихся на карте в текущем каталоге.</text:p>
      <text:p text:style-name="P54"/>
      <text:p text:style-name="P59">9.3. Изменение текущего каталога.</text:p>
      <text:p text:style-name="P53"/>
      <text:p text:style-name="P56">Текущий каталог — это каталог, в котором будут искаться файлы образов дисков. Изначально таким каталогом является DISK/. С помощью ключа /F можно изменить его:</text:p>
      <text:p text:style-name="P55"/>
      <text:p text:style-name="P68">MOUNT /F[/P] dir</text:p>
      <text:p text:style-name="P68"/>
      <text:p text:style-name="P56">Новым каталогом по умолчанию назначается каталог dir. Если указать ключ /P — изменение будет сохранено в файле конфигурации и восстановится после перезагрузки системы. Пример:</text:p>
      <text:p text:style-name="P56"/>
      <text:p text:style-name="P68">A&gt;MOUNT /F SYSTEM</text:p>
      <text:p text:style-name="P68">DIR: <text:s/>SYSTEM</text:p>
      <text:p text:style-name="P68"/>
      <text:p text:style-name="P68">A&gt;MOUNT</text:p>
      <text:p text:style-name="P64">DIR: <text:s/><text:span text:style-name="T37">SYSTEM</text:span></text:p>
      <text:p text:style-name="P45">A: =&gt; (R/W) DISK/DISKA.KDI</text:p>
      <text:p text:style-name="P45">B: =&gt; $FDD <text:span text:style-name="T36">0</text:span></text:p>
      <text:p text:style-name="P45">C: =&gt; (R/W) DISK/<text:span text:style-name="T35">ABRIS</text:span>.KDI</text:p>
      <text:p text:style-name="P70">D: =&gt; <text:span text:style-name="T36">Не смонтирован</text:span></text:p>
      <text:p text:style-name="P64"/>
      <text:p text:style-name="P64">A&gt;MOUNT <text:s/>D <text:s/><text:span text:style-name="T37">PROFFER</text:span></text:p>
      <text:p text:style-name="P68">A&gt;MOUNT</text:p>
      <text:p text:style-name="P64">DIR: <text:s/><text:span text:style-name="T37">SYSTEM</text:span></text:p>
      <text:p text:style-name="P45">A: =&gt; (R/W) DISK/DISKA.KDI</text:p>
      <text:p text:style-name="P45">B: =&gt; $FDD <text:span text:style-name="T36">0</text:span></text:p>
      <text:p text:style-name="P45">C: =&gt; (R/W) DISK/<text:span text:style-name="T35">ABRIS</text:span>.KDI</text:p>
      <text:p text:style-name="P70">D: =<text:span text:style-name="T37">&gt; </text:span>(R/W) <text:span text:style-name="T37">SYSTEM/PROFFER.KDI</text:span></text:p>
      <text:p text:style-name="P64"/>
      <text:p text:style-name="P73"><text:tab/>Текущим каталогом назначен каталог SYSTEM/. Обратите внимание, что ранее смонтированные образы остаются привязанными к тем каталогам, откуда они были смонтированы (в данном случае DISK/). Изменение касается только вновь монтируемых образов.</text:p>
      <text:p text:style-name="P73"><text:tab/>Программа проверяет, имеется ли такой каталог на карте. Если его нет, изменение не производится и выдается сообщение об ошибке.</text:p>
      <text:p text:style-name="P73"/>
      <text:p text:style-name="P59">9.4. Просмотр списка каталогов карты.</text:p>
      <text:p text:style-name="P73"/>
      <text:p text:style-name="P73"><text:tab/>По аналогии со списком файлов, можно посмотреть, какие каталоги имеются на карте. Для этого к ключу /L добавляют ключ /F:</text:p>
      <text:p text:style-name="P73"/>
      <text:p text:style-name="P67">A&gt;MOUNT /F/L</text:p>
      <text:p text:style-name="P67">DISK <text:s text:c="5"/>| SYSTEM <text:s text:c="4"/>| TOOLS <text:s text:c="5"/>| GAMES <text:s text:c="5"/>|</text:p>
      <text:p text:style-name="P67">PROGR <text:s text:c="4"/>| </text:p>
      <text:p text:style-name="P67"><text:s/>-- Всего: <text:span text:style-name="T37">5</text:span> --</text:p>
      <text:p text:style-name="P64"/>
      <text:p text:style-name="P75"><text:tab/><text:span text:style-name="T37">В данном случае на карте имеется 5 каталогов.</text:span></text:p>
      <text:p text:style-name="P75"/>
      <text:p text:style-name="P59">9.5. Создание образов дисков.</text:p>
      <text:p text:style-name="P73"/>
      <text:p text:style-name="P74"><text:tab/>Имеется возможность создавать пустые образы дисков. Образы всегда создаются в текущем каталоге, они имеют стандартный для корвета формат: 800К, 2 системные дорожки, 128 записей каталога. На месте системных дорожек записывается только информационный сектор, остальная часть системных дорожек не заполняется. Создается пустой каталог, поэтому диск после создания сразу готов к работе без необходимости форматирования. <text:span text:style-name="T38">Операция создания образа занимает некоторе время — около 5 секунд.</text:span></text:p>
      <text:p text:style-name="P74">Командная строка имет такой формат:</text:p>
      <text:p text:style-name="P73"><text:soft-page-break/></text:p>
      <text:p text:style-name="P68">MOUNT /C drv image</text:p>
      <text:p text:style-name="P68"/>
      <text:p text:style-name="P73">drv — буква логического диска, на которой создается пустой образ.</text:p>
      <text:p text:style-name="P73">Image — имя файла создаваемого образа.</text:p>
      <text:p text:style-name="P73"/>
      <text:p text:style-name="P76">Пример.</text:p>
      <text:p text:style-name="P76"/>
      <text:p text:style-name="P65">A&gt;MOUNT /<text:span text:style-name="T38">C</text:span> <text:span text:style-name="T38">D</text:span> <text:span text:style-name="T38">NEWIMG</text:span></text:p>
      <text:p text:style-name="P72">D: Cоздание файла...ok</text:p>
      <text:p text:style-name="P69"/>
      <text:p text:style-name="P69">A&gt;MOUNT</text:p>
      <text:p text:style-name="P65">DIR: <text:s/><text:span text:style-name="T37">SYSTEM</text:span></text:p>
      <text:p text:style-name="P46">A: =&gt; (R/W) DISK/DISKA.KDI</text:p>
      <text:p text:style-name="P46">B: =&gt; $FDD <text:span text:style-name="T36">0</text:span></text:p>
      <text:p text:style-name="P46">C: =&gt; (R/W) DISK/<text:span text:style-name="T38">NEWIMG</text:span>.KDI</text:p>
      <text:p text:style-name="P71">D: =<text:span text:style-name="T37">&gt; </text:span>(R/W) <text:span text:style-name="T37">SYSTEM/NEWIMG.KDI</text:span></text:p>
      <text:p text:style-name="P65"/>
      <text:p text:style-name="P72">A&gt;DIR D:</text:p>
      <text:p text:style-name="P72">No file</text:p>
      <text:p text:style-name="P72">A&gt;</text:p>
      <text:p text:style-name="P72"/>
      <text:p text:style-name="P76"><text:tab/>В этом примере создается пустой образ NEWIMG.KDI. </text:p>
      <text:p text:style-name="P76"><text:tab/>Если файл образа уже существует в текущем каталоге, то операция создания не выполняется, а образ просто монтируется к указанной букве диска.</text:p>
      <text:p text:style-name="P76"/>
      <text:p text:style-name="P60">9.6. Справка по программе.</text:p>
      <text:p text:style-name="P57"/>
      <text:p text:style-name="P76"><text:tab/>Программа MOUNT имеет ключ /H, показывающий краткую справку о формате командной строки.</text:p>
      <text:p text:style-name="P76"/>
      <text:p text:style-name="P72">A&gt;MOUNT /H</text:p>
      <text:p text:style-name="P72">Формат командной строки:</text:p>
      <text:p text:style-name="P72">MOUNT</text:p>
      <text:p text:style-name="P72"><text:s text:c="3"/>- без аргументов показывает текущие смонтированные образы</text:p>
      <text:p text:style-name="P72">MOUNT <text:s/>/L[/F]</text:p>
      <text:p text:style-name="P72"><text:s text:c="2"/>- Выводит список KDI в текущем каталоге, /F-список каталогов</text:p>
      <text:p text:style-name="P72">MOUNT <text:tab/>/K [OFF|ON]</text:p>
      <text:p text:style-name="P72"><text:s text:c="2"/>- Отключает (OFF) или включает (ON) реакцию на Control</text:p>
      <text:p text:style-name="P72">MOUNT <text:tab/>/F[/P] DIR</text:p>
      <text:p text:style-name="P72"><text:s text:c="2"/>- Устанавливает текущий каталог DIR (/P — навсегда)</text:p>
      <text:p text:style-name="P72">MOUNT [ключи] DRV <text:s/>FILE</text:p>
      <text:p text:style-name="P72"><text:s text:c="2"/>Подключает образ FILE к логическому диску DRV </text:p>
      <text:p text:style-name="P72"><text:s text:c="2"/>FILE - <text:s/>образ KDI или $0($1) <text:s/>- физический FDD 0 или 1</text:p>
      <text:p text:style-name="P72"><text:s text:c="2"/>DRV — буква монтируемого диска (A-D)</text:p>
      <text:p text:style-name="P72"><text:s text:c="2"/>/R — подключить образ в режиме только чтение</text:p>
      <text:p text:style-name="P72"><text:s text:c="2"/>/P — сделать назначение диска постоянным</text:p>
      <text:p text:style-name="P72"><text:s text:c="2"/>/C — создать пустой образ диска и смонтировать его</text:p>
      <text:p text:style-name="P72"><text:s/></text:p>
      <text:p text:style-name="P61">9.6. Заметки на будущее.</text:p>
      <text:p text:style-name="P76"/>
      <text:p text:style-name="P76"><text:tab/><text:span text:style-name="T39">Многие люди почему-то не любят работать с командной строкой — хотя CP/M только так и умеет общаться с пользователем. Поэтому можно написать полноэкранную графическую программу, выполняющую те же функции. Необходимую информацию можно получить из описания программного API и исходных текстов самой программы MOUNT. Надо только, чтобы кто-нибудь за это взялся.</text:span></text:p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4:34:33.623963372</meta:creation-date>
    <meta:generator>LibreOffice/4.2.4.2$Linux_x86 LibreOffice_project/420m0$Build-2</meta:generator>
    <dc:date>2014-07-29T17:22:10.289761972</dc:date>
    <meta:editing-duration>PT13H7M17S</meta:editing-duration>
    <meta:editing-cycles>18</meta:editing-cycles>
    <meta:document-statistic meta:table-count="0" meta:image-count="0" meta:object-count="0" meta:page-count="8" meta:paragraph-count="214" meta:word-count="4628" meta:character-count="32889" meta:non-whitespace-character-count="28210"/>
  </office:meta>
</office:document-meta>
</file>